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text-properties officeooo:paragraph-rsid="005460a5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text-properties officeooo:rsid="005460a5" officeooo:paragraph-rsid="005460a5"/>
    </style:style>
    <style:style style:name="P59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4" style:family="paragraph" style:parent-style-name="Frame_20_contents">
      <style:paragraph-properties fo:text-align="justify" style:justify-single-word="false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7274dd" style:font-size-asian="8pt" style:font-name-complex="Lucida Sans" style:font-size-complex="8pt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officeooo:rsid="003bb9d8"/>
    </style:style>
    <style:style style:name="T4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letter-spacing="-0.009cm"/>
    </style:style>
    <style:style style:name="T61" style:family="text">
      <style:text-properties fo:letter-spacing="-0.016cm"/>
    </style:style>
    <style:style style:name="T62" style:family="text">
      <style:text-properties fo:font-size="4pt" style:font-size-asian="4pt" style:font-size-complex="4pt"/>
    </style:style>
    <style:style style:name="T63" style:family="text">
      <style:text-properties officeooo:rsid="005460a5"/>
    </style:style>
    <style:style style:name="T64" style:family="text">
      <style:text-properties officeooo:rsid="003c9ce6"/>
    </style:style>
    <style:style style:name="T65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6"><text:span text:style-name="T64"><text:text-input text:description="&lt;if test=&quot;not line.product_id.other_sale_description&quot;&gt;">if</text:text-input></text:span><text:span text:style-name="T64"><text:placeholder text:placeholder-type="text">&lt;line.name[0:108]&gt;</text:placeholder></text:span><text:span text:style-name="T65"><text:text-input text:description="&lt;/if&gt;">/if</text:text-input></text:span><text:span text:style-name="T65"><text:text-input text:description="&lt;if test=&quot;line.product_id.other_sale_description&quot;&gt;">if</text:text-input></text:span><text:span text:style-name="T65"><text:text-input text:description="&lt;line.product_id.other_sale_description&gt;">9788426574091</text:text-input></text:span><text:span text:style-name="T65"><text:text-input text:description="&lt;/if&gt;">if</text:text-input></text:span></text:p>
          </table:table-cell>
          <table:table-cell table:style-name="Tabla4.A2" office:value-type="string">
            <text:p text:style-name="P66"><text:span text:style-name="T62"><text:text-input text:description="&lt;for each=&quot;line2 in line.invoice_line_tax_id&quot;&gt;">F</text:text-input></text:span><text:text-input text:description="&lt;line2.description&gt;">10,5%</text:text-input><text:span text:style-name="T62"><text:text-input text:description="&lt;/for&gt;">Ef</text:text-input></text:span></text:p>
          </table:table-cell>
          <table:table-cell table:style-name="Tabla4.A2" office:value-type="string">
            <text:p text:style-name="P66"><text:text-input text:description="&lt;formatLang(line.printed_price_unit)&gt;">9.999,50</text:text-input></text:p>
          </table:table-cell>
          <table:table-cell table:style-name="Tabla4.A2" office:value-type="string">
            <text:p text:style-name="P66"><text:text-input text:description="&lt;formatLang(line.discount)&gt;">10,5</text:text-input>%</text:p>
          </table:table-cell>
          <table:table-cell table:style-name="Tabla4.A2" office:value-type="string">
            <text:p text:style-name="P31"><text:text-input text:description="&lt;formatLang(line.printed_price_net)&gt;">9.999,50</text:text-input></text:p>
          </table:table-cell>
          <table:table-cell table:style-name="Tabla4.A2" office:value-type="string">
            <text:p text:style-name="P65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6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69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2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1">Descripción</text:p>
                </table:table-cell>
                <table:table-cell table:style-name="Table3.A1" office:value-type="string">
                  <text:p text:style-name="P51">Detalle</text:p>
                </table:table-cell>
                <table:table-cell table:style-name="Table3.A1" office:value-type="string">
                  <text:p text:style-name="P52">Alic %</text:p>
                </table:table-cell>
                <table:table-cell table:style-name="Table3.D1" office:value-type="string">
                  <text:p text:style-name="P52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3"><text:span text:style-name="T63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4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69"><text:span text:style-name="T42">SUBTOTAL</text:span><text:span text:style-name="T60"> </text:span><text:span text:style-name="T61"><text:text-input text:description="&lt;o.currency_id.symbol&gt;">USD</text:text-input></text:span></text:p>
          </table:table-cell>
          <table:table-cell table:style-name="Table1.C2" office:value-type="string">
            <text:p text:style-name="P55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0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1"><text:text-input text:description="&lt;for each=&quot;line in o.printed_tax_ids&quot;&gt;">For each line</text:text-input></text:p>
            <text:p text:style-name="P73"><text:text-input text:description="&lt;line.tax_code_id.name&gt;">IVA 21%</text:text-input></text:p>
            <text:p text:style-name="P72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4"><text:span text:style-name="T42">TOTAL</text:span><text:span text:style-name="T60"> </text:span><text:span text:style-name="T61"><text:text-input text:description="&lt;o.currency_id.symbol&gt;">USD</text:text-input></text:span></text:p>
          </table:table-cell>
          <table:table-cell table:style-name="Table1.C5" office:value-type="string">
            <text:p text:style-name="P75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</table:table>
      <text:p text:style-name="P20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officeooo:rsid="003bb9d8"/>
    </style:style>
    <style:style style:name="MT9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0" style:family="text">
      <style:text-properties fo:color="#221f1f" style:font-name="Lucida Sans" style:font-name-complex="Lucida Sans"/>
    </style:style>
    <style:style style:name="MT11" style:family="text">
      <style:text-properties fo:letter-spacing="-0.007cm" fo:font-style="italic" style:font-style-asian="italic" style:font-style-complex="italic"/>
    </style:style>
    <style:style style:name="MT12" style:family="text">
      <style:text-properties fo:letter-spacing="-0.007cm" fo:font-style="normal" officeooo:rsid="000f4c70" style:font-style-asian="normal" style:font-style-complex="normal"/>
    </style:style>
    <style:style style:name="MT1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font-size="8pt" style:font-size-asian="8pt" style:font-size-complex="8pt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3" style:family="text">
      <style:text-properties fo:color="#000000" fo:letter-spacing="-0.007cm" fo:font-style="normal" style:font-style-asian="normal" style:font-style-complex="normal"/>
    </style:style>
    <style:style style:name="MT2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style:font-size-asian="9pt" style:font-name-complex="Lucida Sans" style:font-size-complex="9pt"/>
    </style:style>
    <style:style style:name="MT2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style:font-size-asian="9pt" style:font-size-complex="9pt"/>
    </style:style>
    <style:style style:name="M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Frame1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Nº: <text:span text:style-name="MT7"><text:text-input text:description="&lt;if test=&quot;o.use_documents&quot;&gt;">i</text:text-input></text:span><text:span text:style-name="MT8"><text:text-input text:description="&lt;o.reference&gt;">ref</text:text-input></text:span><text:span text:style-name="MT6"><text:text-input text:description="&lt;/if&gt;">/if</text:text-input></text:span><text:span text:style-name="MT7"><text:text-input text:description="&lt;if test=&quot;not o.use_documents&quot;&gt;">i</text:text-input></text:span><text:span text:style-name="MT8"><text:text-input text:description="&lt;o.number&gt;">number</text:text-input></text:span><text:span text:style-name="MT6"><text:text-input text:description="&lt;/if&gt;">/if</text:text-input></text:span> <text:span text:style-name="MT6"><text:text-input text:description="&lt;/if&gt;">end if</text:text-input></text:span></text:p>
              <text:p text:style-name="MP9"><text:span text:style-name="MT9">Fecha</text:span><text:span text:style-name="MT10">: </text:span><text:span text:style-name="MT10"><text:text-input text:description="&lt;formatLang(o.date_invoice,date='true')&gt;">DD/MM/YYYY</text:text-input></text:span></text:p>
              <text:p text:style-name="MP10"><text:span text:style-name="MT11"><text:text-input text:description="&lt;if test=&quot;print_number&quot;&gt;">IF2</text:text-input></text:span><text:span text:style-name="MT12">Hoja</text:span> Nº: <text:page-number text:select-page="current">1</text:page-number>/<text:page-count>1</text:page-count> <text:span text:style-name="MT11"><text:text-input text:description="&lt;/if&gt;">end if</text:text-input></text:span><text:span text:style-name="MT11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3"><text:placeholder text:placeholder-type="text">&lt;company.partner_id.street&gt;</text:placeholder></text:span><text:span text:style-name="MT13"> (</text:span><text:span text:style-name="MT13"><text:placeholder text:placeholder-type="text">&lt;company.partner_id.zip&gt;</text:placeholder></text:span><text:span text:style-name="MT13">)</text:span></text:p>
              <text:p text:style-name="MP13"><text:span text:style-name="MT14"><text:placeholder text:placeholder-type="text">&lt;company.partner_id.city&gt;</text:placeholder></text:span><text:span text:style-name="MT14"> - </text:span><text:span text:style-name="MT14"><text:placeholder text:placeholder-type="text">&lt;company.partner_id.state_id.name&gt;</text:placeholder></text:span><text:span text:style-name="MT14"> - </text:span><text:span text:style-name="MT14"><text:placeholder text:placeholder-type="text">&lt;company.partner_id.country_id.name&gt;</text:placeholder></text:span></text:p>
              <text:p text:style-name="MP13"><text:span text:style-name="MT14">Tel: </text:span><text:span text:style-name="MT14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5">I.V.A.: </text:span><text:span text:style-name="MT16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7"><text:text-input text:description="&lt;if test=&quot;print_header&quot;&gt;">IF2</text:text-input></text:span><text:span text:style-name="MT18">CUIT</text:span><text:span text:style-name="MT19">: </text:span><text:text-input text:description="&lt;o.partner_id.commercial_partner_id.formated_vat&gt;">20-31393297-9</text:text-input><text:span text:style-name="MT17"><text:text-input text:description="&lt;/if&gt;">&lt;/if&gt;</text:text-input></text:span></text:p>
              <text:p text:style-name="MP19"><text:span text:style-name="MT17"><text:text-input text:description="&lt;if test=&quot;print_header&quot;&gt;">IF2</text:text-input></text:span><text:span text:style-name="MT18">Ing. Brutos</text:span><text:span text:style-name="MT19">:</text:span> <text:text-input text:description="&lt;company.partner_id.iibb&gt;">EXENTO</text:text-input><text:span text:style-name="MT20"><text:text-input text:description="&lt;/if&gt;">&lt;/if&gt;</text:text-input></text:span></text:p>
              <text:p text:style-name="MP20"><text:span text:style-name="MT17"><text:text-input text:description="&lt;if test=&quot;print_header&quot;&gt;">IF2</text:text-input></text:span><text:span text:style-name="MT21">Inicio de actividades</text:span><text:span text:style-name="MT22">: </text:span><text:span text:style-name="MT23"><text:text-input text:description="&lt;if test=&quot;company.partner_id.start_date&quot;&gt;">If</text:text-input></text:span><text:span text:style-name="MT23"><text:text-input text:description="&lt;formatLang(company.partner_id.start_date,date='true')&gt;">DD/MM/YYYY</text:text-input></text:span><text:span text:style-name="MT23"><text:text-input text:description="&lt;/if&gt;">/if</text:text-input></text:span><text:span text:style-name="MT20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4">Cliente</text:span><text:span text:style-name="MT25">:</text:span><text:span text:style-name="MT26"> </text:span><text:span text:style-name="MT27"><text:placeholder text:placeholder-type="text">&lt;o.partner_id.commercial_partner_id.name&gt;</text:placeholder></text:span></text:p>
              <text:p text:style-name="MP23"/>
              <text:p text:style-name="MP24"><text:span text:style-name="MT28">Dirección</text:span><text:span text:style-name="MT29">: </text:span><text:span text:style-name="MT30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1">Teléfono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7"/>
              <text:p text:style-name="MP26"><text:span text:style-name="MT31">Mail</text:span><text:span text:style-name="MT25">:</text:span><text:span text:style-name="MT26"> </text:span><text:span text:style-name="MT27"><text:placeholder text:placeholder-type="text">&lt;o.partner_id.commercial_partner_id.email&gt;</text:placeholder></text:span></text:p>
              <text:p text:style-name="MP28"/>
              <text:p text:style-name="MP29"><text:span text:style-name="MT32"><text:placeholder text:placeholder-type="text">&lt;if test="o.partner_id.parent_id"&gt;</text:placeholder></text:span><text:span text:style-name="MT33">Enviar a</text:span><text:span text:style-name="MT27">: </text:span><text:span text:style-name="MT27"><text:placeholder text:placeholder-type="text">&lt;o.partner_id.name&gt;</text:placeholder></text:span><text:span text:style-name="MT27"> - </text:span><text:span text:style-name="MT34"><text:placeholder text:placeholder-type="text">&lt;partner_address(o.partner_id)&gt;</text:placeholder></text:span><text:span text:style-name="MT27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5">Cond IVA</text:span><text:span text:style-name="MT25">:</text:span><text:span text:style-name="MT26"> </text:span><text:span text:style-name="MT27"><text:placeholder text:placeholder-type="text">&lt;o.partner_id.commercial_partner_id.responsability_id.name&gt;</text:placeholder></text:span></text:p>
              <text:p text:style-name="MP31"><text:span text:style-name="MT36">CUIT</text:span><text:span text:style-name="MT37">:</text:span><text:span text:style-name="MT38"> </text:span><text:span text:style-name="MT38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9">Vencimientos</text:span><text:span text:style-name="MT48">:</text:span><text:span text:style-name="MT49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7"><text:span text:style-name="MT50"><text:text-input text:description="&lt;/if&gt;">end if</text:text-input></text:span><text:span text:style-name="MT50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9">Doc. Origen</text:span><text:span text:style-name="MT51">:</text:span><text:span text:style-name="MT52"> </text:span><text:span text:style-name="MT46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3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3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4">CAE: </text:span><text:span text:style-name="MT54"><text:placeholder text:placeholder-type="text">&lt;o.afip_cae&gt;</text:placeholder></text:span><text:span text:style-name="MT54"> - Fecha Vto. CAE: </text:span><text:span text:style-name="MT5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27T13:41:57.527533045</dc:date>
    <meta:editing-duration>P2DT2H14M9S</meta:editing-duration>
    <meta:editing-cycles>337</meta:editing-cycles>
    <meta:generator>LibreOffice/4.2.6.3$Linux_X86_64 LibreOffice_project/420m0$Build-3</meta:generator>
    <meta:document-statistic meta:table-count="8" meta:image-count="0" meta:object-count="0" meta:page-count="1" meta:paragraph-count="79" meta:word-count="350" meta:character-count="1833" meta:non-whitespace-character-count="1744"/>
  </office:meta>
</office:document-meta>
</file>